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B0000025526AA0486795438A4.png" manifest:media-type="image/png"/>
  <manifest:file-entry manifest:full-path="Pictures/100000000000018C000001EECAC33D071CB68BF4.png" manifest:media-type="image/png"/>
  <manifest:file-entry manifest:full-path="Pictures/100000000000018B0000025B1E2FDEEFDF55F5F8.png" manifest:media-type="image/png"/>
  <manifest:file-entry manifest:full-path="Pictures/100000000000025900000164F7C7625C8505F92A.png" manifest:media-type="image/png"/>
  <manifest:file-entry manifest:full-path="Pictures/10000000000003680000028404CA464EB1F09A23.png" manifest:media-type="image/png"/>
  <manifest:file-entry manifest:full-path="Pictures/1000000000000280000003221E4B56078B819639.png" manifest:media-type="image/png"/>
  <manifest:file-entry manifest:full-path="Pictures/100000000000029700000281173B01C20259B8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452cm" svg:height="13.442cm" svg:x="1cm" svg:y="1cm">
          <draw:image xlink:href="Pictures/100000000000014B0000025526AA0486795438A4.png" xlink:type="simple" xlink:show="embed" xlink:actuate="onLoad" loext:mime-type="image/png">
            <text:p/>
          </draw:image>
        </draw:frame>
        <draw:frame draw:style-name="gr1" draw:text-style-name="P1" draw:layer="layout" svg:width="8.16cm" svg:height="13.448cm" svg:x="8.437cm" svg:y="1cm">
          <draw:image xlink:href="Pictures/100000000000018B0000025B1E2FDEEFDF55F5F8.png" xlink:type="simple" xlink:show="embed" xlink:actuate="onLoad" loext:mime-type="image/png">
            <text:p/>
          </draw:image>
        </draw:frame>
        <draw:frame draw:style-name="gr1" draw:text-style-name="P1" draw:layer="layout" svg:width="9.135cm" svg:height="6.746cm" svg:x="17.328cm" svg:y="7.494cm">
          <draw:image xlink:href="Pictures/10000000000003680000028404CA464EB1F09A23.png" xlink:type="simple" xlink:show="embed" xlink:actuate="onLoad" loext:mime-type="image/png">
            <text:p/>
          </draw:image>
        </draw:frame>
        <draw:frame draw:style-name="gr1" draw:text-style-name="P1" draw:layer="layout" svg:width="10.27cm" svg:height="12.871cm" svg:x="29.393cm" svg:y="1.801cm">
          <draw:image xlink:href="Pictures/1000000000000280000003221E4B56078B819639.png" xlink:type="simple" xlink:show="embed" xlink:actuate="onLoad" loext:mime-type="image/png">
            <text:p/>
          </draw:image>
        </draw:frame>
        <draw:frame draw:style-name="gr1" draw:text-style-name="P1" draw:layer="layout" svg:width="9.151cm" svg:height="5.42cm" svg:x="17.211cm" svg:y="1.544cm">
          <draw:image xlink:href="Pictures/100000000000025900000164F7C7625C8505F92A.png" xlink:type="simple" xlink:show="embed" xlink:actuate="onLoad" loext:mime-type="image/png">
            <text:p/>
          </draw:image>
        </draw:frame>
        <draw:frame draw:style-name="gr1" draw:text-style-name="P1" draw:layer="layout" svg:width="6.704cm" svg:height="8.363cm" svg:x="1.93cm" svg:y="16.316cm">
          <draw:image xlink:href="Pictures/100000000000018C000001EECAC33D071CB68BF4.png" xlink:type="simple" xlink:show="embed" xlink:actuate="onLoad" loext:mime-type="image/png">
            <text:p/>
          </draw:image>
        </draw:frame>
        <draw:frame draw:style-name="gr1" draw:text-style-name="P1" draw:layer="layout" svg:width="8.722cm" svg:height="8.431cm" svg:x="9.942cm" svg:y="16.356cm">
          <draw:image xlink:href="Pictures/100000000000029700000281173B01C20259B8C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7:19:46.58</meta:creation-date>
    <dc:date>2019-10-18T13:02:52.112000000</dc:date>
    <meta:editing-duration>PT1H37M37S</meta:editing-duration>
    <meta:editing-cycles>12</meta:editing-cycles>
    <meta:generator>LibreOffice/6.2.5.2$Windows_X86_64 LibreOffice_project/1ec314fa52f458adc18c4f025c545a4e8b22c159</meta:generator>
    <meta:document-statistic meta:object-count="7"/>
  </office:meta>
</office:document-meta>
</file>